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style:font-name="Segoe UI Symbol" style:font-name-asian="Segoe UI Symbol" style:font-name-complex="Segoe UI Symbol"/>
    </style:style>
    <style:style style:name="T4" style:parent-style-name="DefaultParagraphFont" style:family="text">
      <style:text-properties style:font-name="Segoe UI Symbol" style:font-name-asian="Segoe UI Symbol" style:font-name-complex="Segoe UI Symbol"/>
    </style:style>
  </office:automatic-styles>
  <office:body>
    <office:text text:use-soft-page-breaks="true">
      <text:p text:style-name="P1">Skip to content</text:p>
      <text:p text:style-name="Normal"/>
      <text:p text:style-name="Normal"/>
      <text:p text:style-name="Normal">NAVIGATION MENU</text:p>
      <text:p text:style-name="Normal">Home »<text:s/></text:p>
      <text:p text:style-name="Normal"/>
      <text:p text:style-name="Normal"><text:s text:c="2"/>School news»</text:p>
      <text:p text:style-name="Normal">Universities that Accept Second Choice Candidates For Admission in Nigeria</text:p>
      <text:p text:style-name="Normal"/>
      <text:p text:style-name="Normal">There are mostly cheap universities in<text:s/>Nigeria such as:</text:p>
      <text:p text:style-name="Normal">Federal, State and Private Universities that Accept Second Choice in Nigeria,<text:s/>You will agree<text:s/>on this<text:s/>that not<text:s/><text:s/>me<text:s/><text:s/>many<text:s/>universities in<text:s/>Nigeria<text:s/><text:s/>accept second choice candidates for admission. This<text:s/>is<text:s/>a<text:s/><text:s/>custom<text:s/>that most popular and prestigious<text:s/>universities do nowadays.</text:p>
      <text:p text:style-name="Normal"/>
      <text:p text:style-name="Normal"/>
      <text:p text:style-name="Normal"><text:s/>many institutions assumes that student that does not make them a first choice during JAMB registration is not ready for admission.</text:p>
      <text:p text:style-name="Normal"/>
      <text:p text:style-name="Normal">If you have been searching for<text:s/>institutions that accept , candidate who made them second<text:s/>choice institution,<text:s/>during jamb registration.<text:s/>Actually<text:s/><text:s/>there are universities that accept second choice, but such universities are <text:s/>not that<text:s/>popular . Below are list of<text:s/>states and federal universities that accept first<text:s/>choice.</text:p>
      <text:p text:style-name="Normal">And second choice.</text:p>
      <text:p text:style-name="Normal"/>
      <text:p text:style-name="Normal">Federal, State and Private Universities that Accept Second Choice in<text:s/>Nigeria.</text:p>
      <text:p text:style-name="Normal"/>
      <text:p text:style-name="Normal">Table of Content [hide]</text:p>
      <text:p text:style-name="Normal"/>
      <text:p text:style-name="Normal">1 Federal, State and Private Schools that Accept Second Choice Admission</text:p>
      <text:p text:style-name="Normal">2 List of universities that doesn’t accept second choice candidates for admission</text:p>
      <text:p text:style-name="Normal">Federal, State and Private Schools that Accept Second Choice Admission</text:p>
      <text:p text:style-name="Normal">First and foremost, it is important to note that there are many federal, state and private universities in Nigeria that accepts candidates that make them second choice for admission. Nevertheless you must also keep in mind that there are very few universities that does this currently.</text:p>
      <text:p text:style-name="Normal">Note: Not all federal universities<text:s text:c="3"/>accept<text:s/>second choice, this <text:s/>is as a result of the competitive nature of schools (universities)<text:s/>this<text:s/>days, but if you are not sure of any federal<text:s/>university , I recommend you ask students<text:s/>, or any of your friends already in the school<text:s/>you are aspiring to go for further information or guidance.<text:s/>The same for state<text:s/>universities.</text:p>
      <text:p text:style-name="Normal">But<text:s/>not<text:s/><text:s/>the same with private<text:s/>universities, private universities are institutions that<text:s/>are Bent on making money, so long as you meet the school admission requirements, and you<text:s/>are willing and<text:s/><text:s/>able to pay<text:s/>, you can<text:s/><text:s/>easily get<text:s/>admitted by any private<text:s/>universities</text:p>
      <text:p text:style-name="Normal">Now I will be listening <text:s/>universities that accept second<text:s/>choice<text:s/>2022/2023</text:p>
      <text:p text:style-name="Normal"/>
      <text:p text:style-name="Normal"/>
      <text:p text:style-name="Normal">List of universities that accept second choice</text:p>
      <text:p text:style-name="Normal"/>
      <text:p text:style-name="Normal">RECOMMENDED: How to gain admission into the university without JAMB in 2022</text:p>
      <text:p text:style-name="Normal"/>
      <text:p text:style-name="Normal">Federal Universities that Accepts Second Choice Candidates in 2021</text:p>
      <text:p text:style-name="Normal"/>
      <text:p text:style-name="Normal">Federal University Dutse, Jigawa State (FUD)</text:p>
      <text:p text:style-name="Normal">Federal University Dutsin-ma, Kastina State (FUDMA)</text:p>
      <text:p text:style-name="Normal">Federal University Gashua, Yobe State (FUGASHUA)</text:p>
      <text:p text:style-name="Normal">Federal University Gusau, Zamfara State (FUGUS)</text:p>
      <text:p text:style-name="Normal">Federal University Kashere, Gombe State (FUK)</text:p>
      <text:p text:style-name="Normal">Federal University Lafia, Nasarawa State (FULAFIA)</text:p>
      <text:p text:style-name="Normal">Federal University Ndifu-Alike, Ebonyi State (FUNAI)</text:p>
      <text:p text:style-name="Normal">Federal University Otuoke, Bayelsa State (FUOTUOKE)</text:p>
      <text:p text:style-name="Normal">Federal University Wukari, Taraba State (FUWUKARI)</text:p>
      <text:p text:style-name="Normal">Federal University, Birnin Kebbi, Kebbi State (FUBK)</text:p>
      <text:p text:style-name="Normal">Federal University, Lokoja, Kogi State (FULOKOJA)</text:p>
      <text:p text:style-name="Normal">Federal University, Oye Ekiti, Ekiti State (FUOYE)</text:p>
      <text:p text:style-name="Normal">University of Maiduguri, Borno State (UNIMAID)</text:p>
      <text:p text:style-name="Normal">State Universities That Accepts Second Choice Candidates in 2021<text:s/></text:p>
      <text:p text:style-name="Normal"/>
      <text:p text:style-name="Normal">Abia State University, Uturu, Abia State (ABSU)</text:p>
      <text:p text:style-name="Normal">Abubakar Tafawa Balewa University, Bauchi, Bauchi State (ATBU)</text:p>
      <text:p text:style-name="Normal">Adamawa State University, Mubi, Adamawa State (ADSU)</text:p>
      <text:p text:style-name="Normal">Akwa Ibom State University, Ikot-Akpaden, Akwa Ibom State (AKSU)</text:p>
      <text:p text:style-name="Normal">Anambra State University, Uli, Anambra State (ANSU)</text:p>
      <text:p text:style-name="Normal">Cross Rivers University of Technology, Calabar, Cross River State (CRUTECH)</text:p>
      <text:p text:style-name="Normal">Ignatius Ajuru University of Education</text:p>
      <text:p text:style-name="Normal"><text:s/></text:p>
      <text:p text:style-name="Normal"/>
      <text:p text:style-name="Normal">Schools that gives admission to second choice candidates<text:s/></text:p>
      <text:p text:style-name="Normal">Schools that gives admission to second choice candidates</text:p>
      <text:p text:style-name="Normal"/>
      <text:p text:style-name="Normal">RECOMMENDED: Best online universities to attend in the world</text:p>
      <text:p text:style-name="Normal"/>
      <text:p text:style-name="Normal">Private universities that accepts second choice candidates</text:p>
      <text:p text:style-name="Normal"/>
      <text:p text:style-name="Normal">Private schools that accept second choice candidates in Nigeria</text:p>
      <text:p text:style-name="Normal">Private schools that accept second choice candidates in Nigeria</text:p>
      <text:p text:style-name="Normal"/>
      <text:p text:style-name="Normal">Below are some of the known private universities that accept second choice candidates when offering admission in Nigeria:</text:p>
      <text:p text:style-name="Normal"/>
      <text:p text:style-name="Normal">American University of Nigeria, Yola, Adamawa</text:p>
      <text:p text:style-name="Normal">Edwin Clark University, Kiagbodo, Delta State</text:p>
      <text:p text:style-name="Normal">Gregory University, Uturu, Abia State</text:p>
      <text:p text:style-name="Normal">Modibo Adama University of Technology, Yola, Adamawa</text:p>
      <text:p text:style-name="Normal">Obong University, Obong, Ntak Akwa-Ibom State</text:p>
      <text:p text:style-name="Normal">Paul University, Awka, Anambra State</text:p>
      <text:p text:style-name="Normal">Ritman University, Ikot Ekpene, Akwa Ibom State</text:p>
      <text:p text:style-name="Normal">Tansian University, Oba, Anambra State</text:p>
      <text:p text:style-name="Normal">University of Mkar, Gboko, Benue<text:s/>State</text:p>
      <text:p text:style-name="Normal"/>
      <text:p text:style-name="Normal"/>
      <text:p text:style-name="Normal">In most of the universities above, second choice candidates have slimmer chance of gaining admission than first choice candidates. So, you should carry this at the back of your mind.</text:p>
      <text:p text:style-name="Normal"/>
      <text:p text:style-name="Normal">Also read: Best side hustles for students who are still in School</text:p>
      <text:p text:style-name="Normal"/>
      <text:p text:style-name="Normal">List of universities that doesn’t accept second choice candidates for admission</text:p>
      <text:p text:style-name="Normal">Now, if you are thinking of making any university in Nigeria your second choice of institution, it is advisable to take away the some universities out of your mind. The institutions I am going to share with you below are those that does no even consider second choice candidates at all.</text:p>
      <text:p text:style-name="Normal"/>
      <text:p text:style-name="Normal">University of Ilorin, Ilorin, Kwara State (UNILORIN)</text:p>
      <text:p text:style-name="Normal">University of Nigeria, Nsukka, Enugu State (UNN)</text:p>
      <text:p text:style-name="Normal">University of Benin (UNIBEN)</text:p>
      <text:p text:style-name="Normal">Federal University of Agriculture, Abeokuta, Ogun State (FUNAAB)</text:p>
      <text:p text:style-name="Normal">University of Jos, Jos, Plateau State (UNIJOS)</text:p>
      <text:p text:style-name="Normal">Ambrose Ali University (AAU)</text:p>
      <text:p text:style-name="Normal">University of Lagos, Yaba, Lagos State (UNILAG)</text:p>
      <text:p text:style-name="Normal">Ahmadu Bello University, Zaria, Kaduna State (ABU)</text:p>
      <text:p text:style-name="Normal">University of Ibadan, Ibadan, Oyo State (UI)</text:p>
      <text:p text:style-name="Normal">Nnamdi Azikiwe University, Awka, Anambra State (UNIZIK)</text:p>
      <text:p text:style-name="Normal">University of Calabar, Calabar, Cross River State (UNICAL)</text:p>
      <text:p text:style-name="Normal">Obafemi Awolowo University, Ile Ife, Osun State (OAU)</text:p>
      <text:p text:style-name="Normal">Federal University of Technology, Akure, Ondo State (FUTA)</text:p>
      <text:p text:style-name="Normal">From the above, you will notice that most of the universities that does not accept second choice candidates are mostly the top schools in Nigeria. Well, the list above is not even complete. There are many other universities in Nigeria that do not accept second choice candidates.</text:p>
      <text:p text:style-name="Normal"/>
      <text:p text:style-name="Normal">Also read: Best science courses to study in the university</text:p>
      <text:p text:style-name="Normal"/>
      <text:p text:style-name="Normal">Conclusion</text:p>
      <text:p text:style-name="Normal"/>
      <text:p text:style-name="Normal">Okay! This is where I am going to stop for now. Above is a list of some of the federal, state and private universities in Nigeria that accept second choice candidates for admission. For now, this is just the once I have been able to confirm. More research is still going to be conducted and this list will be updated with more universities very soon.</text:p>
      <text:p text:style-name="Normal"/>
      <text:p text:style-name="Normal">By way of conclusion, I must let you know that if you make the mistake of making a university that does not accept second choice candidates your second choice, you will definitely not be offered admission into that institution.</text:p>
      <text:p text:style-name="Normal"/>
      <text:p text:style-name="Normal">So, it will be wise to go through the list above very carefully before making any institution you second choice. Hope this was helpful?</text:p>
      <text:p text:style-name="Normal"/>
      <text:p text:style-name="Normal"/>
      <text:p text:style-name="Normal">Edeh Samuel Chukwuemeka ACMC</text:p>
      <text:p text:style-name="Normal">Edeh Samuel Chukwuemeka ACMC, is a Law Student and a Certified Mediator/Conciliator in Nigeria. He is also a Developer with knowledge in HTML, CSS, JS, PHP and React Native. Samuel is bent on changing the legal profession by building Web and Mobile Apps that will make legal research a lot easier.</text:p>
      <text:p text:style-name="Normal"/>
      <text:p text:style-name="Normal">9 thoughts on “Universities that Accept Second Choice Candidates For Admission in Nigeria”</text:p>
      <text:p text:style-name="Normal"/>
      <text:p text:style-name="Normal">ISAIAH</text:p>
      <text:p text:style-name="Normal">January 11, 2022 at 8:48 pm</text:p>
      <text:p text:style-name="Normal">Wow I really like it this web site helps a lot</text:p>
      <text:p text:style-name="Normal"/>
      <text:p text:style-name="Normal">Reply</text:p>
      <text:p text:style-name="Normal"/>
      <text:p text:style-name="Normal">TENIOLUWA</text:p>
      <text:p text:style-name="Normal">February 7, 2022 at 11:16 am</text:p>
      <text:p text:style-name="Normal">This is So frustrating, why put 4 choices if only one matters? I can’t even find a single federal university that accepts 2<text:span text:style-name="T2">nd</text:span><text:s/>choice in Ogun, Osun, oyo and Lagos – the 4 states that I have in mind….</text:p>
      <text:p text:style-name="Normal"/>
      <text:p text:style-name="Normal">Reply</text:p>
      <text:p text:style-name="Normal"/>
      <text:p text:style-name="Normal">EZINNE</text:p>
      <text:p text:style-name="Normal">February 17, 2022 at 5:48 am</text:p>
      <text:p text:style-name="Normal">Frustrating so how will one now know d school that will offer admission since even d school that accepts second choice doesn’t guarantee admission to those that choose them as second choice .</text:p>
      <text:p text:style-name="Normal"/>
      <text:p text:style-name="Normal">Reply</text:p>
      <text:p text:style-name="Normal"/>
      <text:p text:style-name="Normal">KAZEEM MUKARAM AKOREDE</text:p>
      <text:p text:style-name="Normal">February 24, 2022 at 8:08 am</text:p>
      <text:p text:style-name="Normal">Does ABU accept second choice</text:p>
      <text:p text:style-name="Normal"/>
      <text:p text:style-name="Normal">Reply</text:p>
      <text:p text:style-name="Normal"/>
      <text:p text:style-name="Normal">AARON</text:p>
      <text:p text:style-name="Normal">March 1, 2022 at 1:22 pm</text:p>
      <text:p text:style-name="Normal">Nop</text:p>
      <text:p text:style-name="Normal"/>
      <text:p text:style-name="Normal">Reply</text:p>
      <text:p text:style-name="Normal"/>
      <text:p text:style-name="Normal">MARVELLOUS</text:p>
      <text:p text:style-name="Normal">March 1, 2022 at 10:41 pm</text:p>
      <text:p text:style-name="Normal">Wow intresting</text:p>
      <text:p text:style-name="Normal"/>
      <text:p text:style-name="Normal">Reply</text:p>
      <text:p text:style-name="Normal"/>
      <text:p text:style-name="Normal">DAVID BIKPA</text:p>
      <text:p text:style-name="Normal">March 6, 2022 at 10:35 pm</text:p>
      <text:p text:style-name="Normal">It good like that and it help a lot</text:p>
      <text:p text:style-name="Normal"/>
      <text:p text:style-name="Normal">Reply</text:p>
      <text:p text:style-name="Normal"/>
      <text:p text:style-name="Normal">RICHALBERT</text:p>
      <text:p text:style-name="Normal">March 7, 2022 at 9:02 am</text:p>
      <text:p text:style-name="Normal">It was helpful,but this country is something else</text:p>
      <text:p text:style-name="Normal"/>
      <text:p text:style-name="Normal">Reply</text:p>
      <text:p text:style-name="Normal"/>
      <text:p text:style-name="Normal">CHIOMA</text:p>
      <text:p text:style-name="Normal">March 14, 2022 at 9:22 pm</text:p>
      <text:p text:style-name="Normal">Does oduduwa accept second choice?</text:p>
      <text:p text:style-name="Normal"/>
      <text:p text:style-name="Normal">Reply</text:p>
      <text:p text:style-name="Normal">Leave a Reply</text:p>
      <text:p text:style-name="Normal">Your email address will not be published. Required fields are marked *</text:p>
      <text:p text:style-name="Normal"/>
      <text:p text:style-name="Normal">Comment *</text:p>
      <text:p text:style-name="Normal"/>
      <text:p text:style-name="Normal">Name *<text:s/></text:p>
      <text:p text:style-name="Normal"/>
      <text:p text:style-name="Normal">Email *<text:s/></text:p>
      <text:p text:style-name="Normal"/>
      <text:p text:style-name="Normal">Website<text:s/></text:p>
      <text:p text:style-name="Normal"/>
      <text:p text:style-name="Normal"/>
      <text:p text:style-name="Normal">Save my name, email, and website in this browser for the next time I comment.</text:p>
      <text:p text:style-name="Normal"/>
      <text:p text:style-name="Normal"><text:s/>Notify me of follow-up comments by email.</text:p>
      <text:p text:style-name="Normal"/>
      <text:p text:style-name="Normal"><text:s/>Notify me of new posts by email.</text:p>
      <text:p text:style-name="Normal"/>
      <text:p text:style-name="Normal"/>
      <text:p text:style-name="Normal"><text:span text:style-name="T3">📚</text:span><text:s/>Interesting Articles For You!</text:p>
      <text:p text:style-name="Normal"/>
      <text:p text:style-name="Normal">Differences Between Direct and Indirect (Representative) DemocracyDifferences Between Direct and Indirect (Representative) Democracy</text:p>
      <text:p text:style-name="Normal">Functions and Duties of the Nigerian Police ForceFunctions and Duties of the Nigerian Police Force</text:p>
      <text:p text:style-name="Normal">How to Start a Debate: Learn to Introduce Yourself and GreetHow to Start a Debate: Learn to Introduce Yourself and Greet</text:p>
      <text:p text:style-name="Normal">How To Read for Long Hours Without Getting Tired or Sleepy: 7 Effective TipsHow To Read for Long Hours Without Getting Tired or Sleepy: 7 Effective Tips</text:p>
      <text:p text:style-name="Normal">Most Expensive Universities in The World 2022: Top 10 CostliestMost Expensive Universities in The World 2022: Top 10 Costliest</text:p>
      <text:p text:style-name="Normal">Most Developed Countries in Africa 2022: Top 10Most Developed Countries in Africa 2022: Top 10</text:p>
      <text:p text:style-name="Normal">Salary of Medical doctors in USA 2021: See How Much US Doctors EarnSalary of Medical doctors in USA 2021: See How Much US Doctors Earn</text:p>
      <text:p text:style-name="Normal">How to Know An Intelligent Person: 12 Proven Signs You Are SmartHow to Know An Intelligent Person: 12 Proven Signs You Are Smart</text:p>
      <text:p text:style-name="Normal"><text:span text:style-name="T4">🔥</text:span><text:s/>School News &amp; Scholarships</text:p>
      <text:p text:style-name="Normal"/>
      <text:p text:style-name="Normal">Best Colleges of Education in Nigeria: Top 10Best Colleges of Education in Nigeria: Top 10</text:p>
      <text:p text:style-name="Normal">Ukeje v Ukeje | Inheritance RightUkeje v Ukeje | Inheritance Right</text:p>
      <text:p text:style-name="Normal">Download UNN Post UTME Past Questions and Answers (PDF Format)</text:p>
      <text:p text:style-name="Normal">How To Get Original GCE Certificate: Collection Of WAEC GCE Certificate RequirementsHow To Get Original GCE Certificate: Collection Of WAEC GCE Certificate Requirements</text:p>
      <text:p text:style-name="Normal">FUTO School Fees For 2021/2022 Academic SessionFUTO School Fees For 2021/2022 Academic Session</text:p>
      <text:p text:style-name="Normal">UNIBEN Merit List: 2019/2020 UNIBEN First Batch Admission ListUNIBEN Merit List: 2019/2020 UNIBEN First Batch Admission List</text:p>
      <text:p text:style-name="Normal">5 Slowest Means of Transportation5 Slowest Means of Transportation</text:p>
      <text:p text:style-name="Normal">Universities that Accept Second Choice Candidates For Admission in NigeriaUniversities that Accept Second Choice Candidates For Admission in Nigeria</text:p>
      <text:p text:style-name="Normal">About Us</text:p>
      <text:p text:style-name="Normal"/>
      <text:p text:style-name="Normal">Bscholarly LLC is an international education and legal blog that is focused on disseminating Legal tips/news, Court judgments, Case Summaries, Admission News and school tips for scholars all over the world.</text:p>
      <text:p text:style-name="Normal">Address &amp; Contact</text:p>
      <text:p text:style-name="Normal"/>
      <text:p text:style-name="Normal">15 Bishop Anyogu Street, Uwani</text:p>
      <text:p text:style-name="Normal">Enugu state, Nigeria</text:p>
      <text:p text:style-name="Normal">+234 7067707546</text:p>
      <text:p text:style-name="Normal"><text:a xlink:href="mailto:Support@bscholarly.com" office:target-frame-name="_top" xlink:show="replace"><text:span text:style-name="Hyperlink">Support@bscholarly.com</text:span></text:a></text:p>
      <text:p text:style-name="Normal">Follow Us on Social Media</text:p>
      <text:p text:style-name="Normal"/>
      <text:p text:style-name="Normal">LinkedIn</text:p>
      <text:p text:style-name="Normal">Twitter</text:p>
      <text:p text:style-name="Normal">Facebook</text:p>
      <text:p text:style-name="Normal">YouTube</text:p>
      <text:p text:style-name="Normal">Our Relevant Pages</text:p>
      <text:p text:style-name="Normal"/>
      <text:p text:style-name="Normal">About Us</text:p>
      <text:p text:style-name="Normal">Contact Us</text:p>
      <text:p text:style-name="Normal">Privacy Policy</text:p>
      <text:p text:style-name="Normal">Terms of Service</text:p>
      <text:p text:style-name="Normal">Bscholarly LLC | All Rights Reserv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347030829081</meta:initial-creator>
    <dc:creator>2347030829081</dc:creator>
    <meta:creation-date>2022-04-18T18:18:00Z</meta:creation-date>
    <dc:date>2022-04-18T18:18:00Z</dc:date>
    <meta:template xlink:href="Normal.dotm" xlink:type="simple"/>
    <meta:editing-cycles>56</meta:editing-cycles>
    <meta:editing-duration>PT16560S</meta:editing-duration>
    <meta:document-statistic meta:page-count="1" meta:paragraph-count="21" meta:word-count="1630" meta:character-count="10906" meta:row-count="77" meta:non-whitespace-character-count="9297"/>
  </office:meta>
</office:document-meta>
</file>